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ab49" officeooo:paragraph-rsid="001aab49"/>
    </style:style>
    <style:style style:name="P2" style:family="paragraph" style:parent-style-name="Standard">
      <style:text-properties officeooo:rsid="001b6344" officeooo:paragraph-rsid="001b6344"/>
    </style:style>
    <style:style style:name="P3" style:family="paragraph" style:parent-style-name="Standard">
      <style:text-properties officeooo:rsid="001d3050" officeooo:paragraph-rsid="001d3050"/>
    </style:style>
    <style:style style:name="P4" style:family="paragraph" style:parent-style-name="Standard">
      <style:text-properties officeooo:rsid="001e3f12" officeooo:paragraph-rsid="001e3f12"/>
    </style:style>
    <style:style style:name="P5" style:family="paragraph" style:parent-style-name="Standard">
      <style:text-properties officeooo:rsid="001fe36e" officeooo:paragraph-rsid="001fe36e"/>
    </style:style>
    <style:style style:name="P6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282c34"/>
    </style:style>
    <style:style style:name="P7" style:family="paragraph" style:parent-style-name="Standard">
      <style:text-properties fo:color="#abb2bf" style:font-name="Droid Sans Mono" fo:font-size="10.5pt" fo:font-weight="normal" officeooo:rsid="001fe36e" officeooo:paragraph-rsid="001fe36e" fo:background-color="#282c34"/>
    </style:style>
    <style:style style:name="P8" style:family="paragraph" style:parent-style-name="Standard">
      <style:text-properties fo:color="#abb2bf" style:font-name="Droid Sans Mono" fo:font-size="10.5pt" fo:font-weight="normal" officeooo:rsid="00228654" officeooo:paragraph-rsid="00228654" fo:background-color="#282c34"/>
    </style:style>
    <style:style style:name="P9" style:family="paragraph" style:parent-style-name="Standard">
      <style:paragraph-properties style:line-height-at-least="0.503cm"/>
      <style:text-properties fo:color="#abb2bf" style:font-name="Droid Sans Mono" fo:font-size="10.5pt" fo:font-weight="normal" officeooo:rsid="002387e8" officeooo:paragraph-rsid="002387e8" fo:background-color="#282c34"/>
    </style:style>
    <style:style style:name="P10" style:family="paragraph" style:parent-style-name="Standard">
      <style:text-properties fo:color="#abb2bf" style:font-name="Droid Sans Mono" fo:font-size="10.5pt" fo:font-weight="normal" officeooo:rsid="0023d6c4" officeooo:paragraph-rsid="0023d6c4" fo:background-color="#282c34"/>
    </style:style>
    <style:style style:name="P11" style:family="paragraph" style:parent-style-name="Standard">
      <style:paragraph-properties style:line-height-at-least="0.503cm"/>
      <style:text-properties fo:color="#abb2bf" style:font-name="Droid Sans Mono" fo:font-size="10.5pt" fo:font-weight="normal" officeooo:rsid="00244568" officeooo:paragraph-rsid="00244568" fo:background-color="#282c34"/>
    </style:style>
    <style:style style:name="P12" style:family="paragraph" style:parent-style-name="Standard">
      <style:text-properties fo:color="#abb2bf" style:font-name="Droid Sans Mono" fo:font-size="10.5pt" fo:font-weight="normal" officeooo:rsid="0024976f" officeooo:paragraph-rsid="0024976f" fo:background-color="#282c34"/>
    </style:style>
    <style:style style:name="P13" style:family="paragraph" style:parent-style-name="Standard">
      <style:paragraph-properties style:line-height-at-least="0.503cm"/>
      <style:text-properties fo:color="#abb2bf" style:font-name="Droid Sans Mono" fo:font-size="10.5pt" fo:font-weight="normal" officeooo:rsid="0024f3b5" fo:background-color="#282c34"/>
    </style:style>
    <style:style style:name="P14" style:family="paragraph" style:parent-style-name="Standard">
      <style:text-properties fo:color="#abb2bf" style:font-name="Droid Sans Mono" fo:font-size="10.5pt" fo:font-weight="normal" officeooo:rsid="0027916d" officeooo:paragraph-rsid="0027916d" fo:background-color="#282c34"/>
    </style:style>
    <style:style style:name="P15" style:family="paragraph" style:parent-style-name="Standard">
      <style:text-properties fo:color="#abb2bf" style:font-name="Droid Sans Mono" fo:font-size="10.5pt" fo:font-weight="normal" officeooo:paragraph-rsid="0027916d" fo:background-color="#282c34"/>
    </style:style>
    <style:style style:name="P16" style:family="paragraph" style:parent-style-name="Standard">
      <style:text-properties officeooo:rsid="0021d2d3" officeooo:paragraph-rsid="0021d2d3"/>
    </style:style>
    <style:style style:name="P17" style:family="paragraph" style:parent-style-name="Standard">
      <style:text-properties officeooo:rsid="00228654" officeooo:paragraph-rsid="00228654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text-properties officeooo:rsid="002387e8" officeooo:paragraph-rsid="002387e8"/>
    </style:style>
    <style:style style:name="P20" style:family="paragraph" style:parent-style-name="Standard">
      <style:text-properties officeooo:rsid="0023d6c4" officeooo:paragraph-rsid="0023d6c4"/>
    </style:style>
    <style:style style:name="P21" style:family="paragraph" style:parent-style-name="Standard">
      <style:text-properties officeooo:rsid="0024976f" officeooo:paragraph-rsid="0024976f"/>
    </style:style>
    <style:style style:name="P22" style:family="paragraph" style:parent-style-name="Standard">
      <style:text-properties officeooo:paragraph-rsid="0024976f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4976f" officeooo:paragraph-rsid="0024976f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4f3b5" officeooo:paragraph-rsid="0024f3b5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72eb6" officeooo:paragraph-rsid="00272eb6" style:font-weight-asian="bold" style:font-weight-complex="bold"/>
    </style:style>
    <style:style style:name="P26" style:family="paragraph" style:parent-style-name="Standard">
      <style:text-properties officeooo:rsid="0024f3b5" officeooo:paragraph-rsid="0024f3b5"/>
    </style:style>
    <style:style style:name="P27" style:family="paragraph" style:parent-style-name="Standard">
      <style:text-properties officeooo:rsid="00257df1" officeooo:paragraph-rsid="00257df1"/>
    </style:style>
    <style:style style:name="P28" style:family="paragraph" style:parent-style-name="Standard">
      <style:text-properties officeooo:rsid="00257df1" officeooo:paragraph-rsid="002de008"/>
    </style:style>
    <style:style style:name="P29" style:family="paragraph" style:parent-style-name="Standard">
      <style:text-properties officeooo:rsid="00272eb6" officeooo:paragraph-rsid="00272eb6"/>
    </style:style>
    <style:style style:name="P30" style:family="paragraph" style:parent-style-name="Standard">
      <style:text-properties officeooo:rsid="0027916d" officeooo:paragraph-rsid="0027916d"/>
    </style:style>
    <style:style style:name="P31" style:family="paragraph" style:parent-style-name="Standard">
      <style:paragraph-properties style:line-height-at-least="0.503cm"/>
      <style:text-properties fo:color="#98c379" style:font-name="Droid Sans Mono" fo:font-size="10.5pt" fo:font-weight="normal" fo:background-color="#282c34"/>
    </style:style>
    <style:style style:name="P32" style:family="paragraph" style:parent-style-name="Standard">
      <style:text-properties officeooo:rsid="001aab49"/>
    </style:style>
    <style:style style:name="P33" style:family="paragraph" style:parent-style-name="Standard">
      <style:text-properties officeooo:rsid="001aab49" officeooo:paragraph-rsid="001aab49"/>
    </style:style>
    <style:style style:name="P34" style:family="paragraph" style:parent-style-name="Standard">
      <style:text-properties officeooo:rsid="00228654" officeooo:paragraph-rsid="00228654"/>
    </style:style>
    <style:style style:name="P35" style:family="paragraph" style:parent-style-name="Standard">
      <style:text-properties officeooo:rsid="00257df1" officeooo:paragraph-rsid="0024f3b5"/>
    </style:style>
    <style:style style:name="P36" style:family="paragraph" style:parent-style-name="Standard">
      <style:text-properties officeooo:rsid="0027916d" officeooo:paragraph-rsid="00272eb6"/>
    </style:style>
    <style:style style:name="T1" style:family="text">
      <style:text-properties officeooo:rsid="001e3f12"/>
    </style:style>
    <style:style style:name="T2" style:family="text">
      <style:text-properties fo:color="#e06c75"/>
    </style:style>
    <style:style style:name="T3" style:family="text">
      <style:text-properties fo:color="#e06c75" officeooo:rsid="001fe36e"/>
    </style:style>
    <style:style style:name="T4" style:family="text">
      <style:text-properties fo:color="#98c379"/>
    </style:style>
    <style:style style:name="T5" style:family="text">
      <style:text-properties fo:color="#98c379" officeooo:rsid="001fe36e"/>
    </style:style>
    <style:style style:name="T6" style:family="text">
      <style:text-properties fo:color="#98c379" officeooo:rsid="00244568"/>
    </style:style>
    <style:style style:name="T7" style:family="text">
      <style:text-properties fo:color="#98c379" style:font-name="Droid Sans Mono" fo:font-size="10.5pt" fo:font-weight="normal" fo:background-color="#282c34" loext:char-shading-value="0"/>
    </style:style>
    <style:style style:name="T8" style:family="text">
      <style:text-properties officeooo:rsid="0024976f"/>
    </style:style>
    <style:style style:name="T9" style:family="text">
      <style:text-properties fo:color="#d19a66"/>
    </style:style>
    <style:style style:name="T10" style:family="text">
      <style:text-properties fo:color="#d19a66" officeooo:rsid="0027916d"/>
    </style:style>
    <style:style style:name="T11" style:family="text">
      <style:text-properties officeooo:rsid="0024f3b5"/>
    </style:style>
    <style:style style:name="T12" style:family="text">
      <style:text-properties officeooo:rsid="00272eb6"/>
    </style:style>
    <style:style style:name="T13" style:family="text">
      <style:text-properties officeooo:rsid="002c3dbe"/>
    </style:style>
    <style:style style:name="T14" style:family="text">
      <style:text-properties officeooo:rsid="002de008"/>
    </style:style>
    <style:style style:name="T15" style:family="text">
      <style:text-properties officeooo:rsid="0030e3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brane technologie DevOps Wykład 9 0<text:span text:style-name="T13">7</text:span>.06.2020</text:p>
      <text:p text:style-name="P32"/>
      <text:p text:style-name="P1"/>
      <text:p text:style-name="P1">cluster jest elementem zamkniętym</text:p>
      <text:p text:style-name="P1">my technicznie przez serwis NodePort definiujemy <text:span text:style-name="T15">dostęp</text:span></text:p>
      <text:p text:style-name="P1"/>
      <text:p text:style-name="P1">prawdziwie bytem który definiuje dostęp do usług jest ingres</text:p>
      <text:p text:style-name="P1"/>
      <text:p text:style-name="P1"/>
      <text:p text:style-name="P1">POD</text:p>
      <text:p text:style-name="P1">Podstawowym bytem jest POD, najmnijesza jednostka kubernetesa, jest tam jakiś kontener, np. dockerowy.</text:p>
      <text:p text:style-name="P1">POD ma zdolność uruchomienia kontenera wewnątrz.</text:p>
      <text:p text:style-name="P1">Najczęściej jest jeden kontener w podzie.</text:p>
      <text:p text:style-name="P1"/>
      <text:p text:style-name="P1">W rzadkich przypadkach pewnych wzorców (SiteCar, Ambasador, Adapter), które są do zadań specjalnych, są kontenery towarzyszące w PODzie.</text:p>
      <text:p text:style-name="P1"/>
      <text:p text:style-name="P1"/>
      <text:p text:style-name="P1">Replicasety – jak PODy potrafią się replikować.</text:p>
      <text:p text:style-name="P1">Odpowiedzialność: replikacja PODów.</text:p>
      <text:p text:style-name="P1"/>
      <text:p text:style-name="P2">Deployment – PODy istnieją najczęściej w formie deploymentu z ustaloną liczbą replik.</text:p>
      <text:p text:style-name="P2"/>
      <text:p text:style-name="P2"/>
      <text:p text:style-name="P2">Service - komunikacja pomiędzy deploymentami, aby wszystko było odpowiednio widoczne dla Nodów, za to odpowiedzialne są serwisy o typie ClusterIP – serwis który udostępnia jakąś część np. backend</text:p>
      <text:p text:style-name="P2"/>
      <text:p text:style-name="P2">Gdy forntend chce się skomunikować z backendem robi to za pomocą serwisu typu ClusterIP</text:p>
      <text:p text:style-name="P2"/>
      <text:p text:style-name="P2"/>
      <text:p text:style-name="P2">Wystawia usługi na zewnątrz klastra dla celów deweloperskich! Jest NodePort – zakres portów 30 000 do 32767, specjalnie nie są to niskie numery portów.</text:p>
      <text:p text:style-name="P2"/>
      <text:p text:style-name="P2"/>
      <text:p text:style-name="P2">PVC – presisten Value Clame</text:p>
      <text:p text:style-name="P2">Tworzenie nowych PODów i niszczenie starych ma charakter dynamiczny. POD się przewróci, zaraz powstaje nowy. Każdy POD ma swój adres IP.</text:p>
      <text:p text:style-name="P2"/>
      <text:p text:style-name="P2"/>
      <text:p text:style-name="P2">Dla seriwsu typu NodePort jest NodeProxy, które odpowiada za przydzielanie odpowiednich adresów IP, pozwalają na dostęp zorganizowany do PODów, które zmieniają adresy.</text:p>
      <text:p text:style-name="P2"/>
      <text:p text:style-name="P2">PODy są ulotne, zmieniające się.</text:p>
      <text:p text:style-name="P2"/>
      <text:p text:style-name="P3">Persytencja bazy, żeby plik nam został po restarcie klastra.</text:p>
      <text:p text:style-name="P3"/>
      <text:p text:style-name="P3"/>
      <text:p text:style-name="P3">Różne typy dysków:</text:p>
      <text:p text:style-name="P3">- ulotne dane,</text:p>
      <text:p text:style-name="P3">- dane tylko do odczytu,</text:p>
      <text:p text:style-name="P3"><text:soft-page-break/>- …</text:p>
      <text:p text:style-name="P3"/>
      <text:p text:style-name="P3">Żeby dyskami dobrze zarządzać trzeba trochę doświadczenia i wiedzy, jest to obszar administratora, ale dobry deweloper ogarnie.</text:p>
      <text:p text:style-name="P3"/>
      <text:p text:style-name="P3"/>
      <text:p text:style-name="P3">Persistence Volume - Wolumeny persystencji – odwołuje się, na niskim poziomie, do fizycznych danych (baz danych, które są na dyskach), związany jest z warstwą techniczną </text:p>
      <text:p text:style-name="P3"/>
      <text:p text:style-name="P3"/>
      <text:p text:style-name="P3">Persistence Volumne Claim - prośba o dane, np.. 10 GB dla danych</text:p>
      <text:p text:style-name="P3">w klastrze definuje się taki claim</text:p>
      <text:p text:style-name="P3"/>
      <text:p text:style-name="P3">Jak deweloper zr<text:span text:style-name="T15">o</text:span>bi taki claim to w klastrze występuje provisioning.</text:p>
      <text:p text:style-name="P3">Dwa typy provisioningu:</text:p>
      <text:p text:style-name="P3">- statyczny – static provisioning → administrator definiuje te volumeny, te Persistence Volume, na niskim poziomie, ta prośba dewelopera jest powiązana z konkretnym volumenem (twój claim do konkretnego volumenu) – claim na 5Gi, a Persistence Volumene ma 10Gi, więc trochę stracimy, <text:span text:style-name="T1">bo tych 5Gi nikt nie wykorzysta</text:span></text:p>
      <text:p text:style-name="P3">- dynamiczny – dynamic provisioning – nie mamy persistence volume, tylko od razu mamy claima, od razu jak claim powstaje to powstaje volumne <text:span text:style-name="T1">wg jakiegoś schematu/polityki, np. robi z marginesem o 20% większym, czyli claim %Gi, a Persistence Volume mający 6Gi</text:span></text:p>
      <text:p text:style-name="P3"/>
      <text:p text:style-name="P4">Typ dynamiczny dominuje.</text:p>
      <text:p text:style-name="P4"/>
      <text:p text:style-name="P4">Próba ręcznego zarządzania PersistenceVolume to jest błąd. Trzeba wybrać odpoiwedniego dostawcę usługi, odpowiedniego providera do provisioningu związaznego ze storegy’em.</text:p>
      <text:p text:style-name="P4"/>
      <text:p text:style-name="P4"/>
      <text:p text:style-name="P4">Dla kontenerów mamy Container Network Interface, mamy dostawców CNI (popularne Calicium, Flannel, WeaveNet)</text:p>
      <text:p text:style-name="P4">Jeśli klastry są w sieci publicznej (co nie powinno mieć miejsca), to niektórzy CNI oferują szyfrowanie przesyłanych danych między klastrami. - interfejsy do sieci</text:p>
      <text:p text:style-name="P4"/>
      <text:p text:style-name="P4">Dla stor<text:span text:style-name="T15">age’u</text:span> mamy Container Storage Interface – interfejsy do store<text:span text:style-name="T15">a</text:span>g<text:span text:style-name="T15">e’</text:span>a</text:p>
      <text:p text:style-name="P4"><text:span text:style-name="T15">P</text:span>oleca<text:span text:style-name="T15">ne</text:span> rozwiązanie: longhorn, longhorn manager</text:p>
      <text:p text:style-name="P4"/>
      <text:p text:style-name="P4">”HA” - high availabilty</text:p>
      <text:p text:style-name="P4"/>
      <text:p text:style-name="P5">Persistence Volume – bardziej dla administraotra</text:p>
      <text:p text:style-name="P5">Persistence Volume Claim – bardziej dla developera</text:p>
      <text:p text:style-name="P5"/>
      <text:p text:style-name="P5"/>
      <text:p text:style-name="P5">definicja claimu</text:p>
      <text:p text:style-name="P5"/>
      <text:p text:style-name="P5"/>
      <text:p text:style-name="P5"/>
      <text:p text:style-name="P7"><text:span text:style-name="T2">spec</text:span>:</text:p>
      <text:p text:style-name="P6"><text:span text:style-name="T2">accessMode</text:span><text:span text:style-name="T3">s</text:span>:</text:p>
      <text:p text:style-name="P6">- <text:span text:style-name="T4">ReadWriteOnce – </text:span><text:span text:style-name="T5">wolumen ma być dostępny na jednym nodzie</text:span><text:span text:style-name="T4"> </text:span><text:span text:style-name="T5">(ReadWriteMany – pozwala na dostępność wolumenu wielu nodach | ReadOnlyMany)</text:span></text:p>
      <text:p text:style-name="P5"/>
      <text:p text:style-name="P7"><text:soft-page-break/><text:span text:style-name="T2">resources</text:span>:</text:p>
      <text:p text:style-name="P6"><text:span text:style-name="T2">requests</text:span>:</text:p>
      <text:p text:style-name="P6"><text:span text:style-name="T2">storage</text:span>: <text:span text:style-name="T4">100Mi</text:span></text:p>
      <text:p text:style-name="P5"/>
      <text:p text:style-name="P5"/>
      <text:p text:style-name="P16">screen ~/Library/Containers/com.docker → zobaczenie czegoś w klastrze/kontenerze</text:p>
      <text:p text:style-name="P16"/>
      <text:p text:style-name="P16">na klastrze</text:p>
      <text:p text:style-name="P16">pliki jako dyski blokowe</text:p>
      <text:p text:style-name="P16"/>
      <text:p text:style-name="P16"/>
      <text:p text:style-name="P17">plik hello istnieje, pomimo że usunęliśmy poda i wystawiliśmy nowego, mim<text:span text:style-name="T15">O</text:span>, że w nowym nie tworzyli<text:span text:style-name="T15">śm</text:span>y już pliku</text:p>
      <text:p text:style-name="P17"/>
      <text:p text:style-name="P17"/>
      <text:p text:style-name="P19">jeśli korzystamy z longohrna wrto zainstalować UI (accesing the UI)</text:p>
      <text:p text:style-name="P19"/>
      <text:p text:style-name="P19">rzywzyczając się do</text:p>
      <text:p text:style-name="P19">kibi-, mebi-, gibi- bajty</text:p>
      <text:p text:style-name="P19">zaczynamy używać prawdziwcyh wartości – mówimy o potęgach dwójki a nie 10</text:p>
      <text:p text:style-name="P19"/>
      <text:p text:style-name="P20">Reclaim Policy</text:p>
      <text:p text:style-name="P20">Retain – zostają, warto mieć to produkcyjne, klaster się przewróci, a dane pozostaną</text:p>
      <text:p text:style-name="P20">Recycle – usunięcie zawartości</text:p>
      <text:p text:style-name="P20">Delete – dla typów chmurowó, AWS, GCE, Azure Disk</text:p>
      <text:p text:style-name="P20"/>
      <text:p text:style-name="P20"/>
      <text:p text:style-name="P10"><text:span text:style-name="T2">args</text:span>: [<text:span text:style-name="T4">"echo Hello &gt; /opt/data/hello.txt"</text:span>]</text:p>
      <text:p text:style-name="P11">zmiana na</text:p>
      <text:p text:style-name="P10"><text:span text:style-name="T2">args</text:span>: [<text:span text:style-name="T4">"</text:span><text:span text:style-name="T6">sleep 3000</text:span><text:span text:style-name="T4">"</text:span>]</text:p>
      <text:p text:style-name="P6"/>
      <text:p text:style-name="P20"/>
      <text:p text:style-name="P23">postgres-deployment.yml</text:p>
      <text:p text:style-name="P21">ważne – dodawać labele, żeby można było się później dostać np. z backendu do bazy</text:p>
      <text:p text:style-name="P12"><text:span text:style-name="T2">labels</text:span>:</text:p>
      <text:p text:style-name="P6"><text:span text:style-name="T2">app</text:span>: <text:span text:style-name="T4">my-postgres</text:span></text:p>
      <text:p text:style-name="P6"><text:span text:style-name="T2">type</text:span>: <text:span text:style-name="T4">db</text:span></text:p>
      <text:p text:style-name="P21"/>
      <text:p text:style-name="P21"/>
      <text:p text:style-name="P21">Montowanie volumenu do kontenera postgresowego</text:p>
      <text:p text:style-name="P12"><text:span text:style-name="T2">spec</text:span>:</text:p>
      <text:p text:style-name="P6"><text:span text:style-name="T2">containers</text:span>:</text:p>
      <text:p text:style-name="P6">- <text:span text:style-name="T2">name</text:span>: <text:span text:style-name="T4">my-postgres-container</text:span></text:p>
      <text:p text:style-name="P6"><text:span text:style-name="T2">image</text:span>: <text:span text:style-name="T4">postgres</text:span></text:p>
      <text:p text:style-name="P6"><text:span text:style-name="T2">volumeMounts</text:span>:</text:p>
      <text:p text:style-name="P6">- <text:span text:style-name="T2">mountPath</text:span>: <text:span text:style-name="T4">/var/lib/postgresql/data/pgdata</text:span></text:p>
      <text:p text:style-name="P31"/>
      <text:p text:style-name="P21"/>
      <text:p text:style-name="P22"><text:span text:style-name="T8">skąd bierzemy ścieżkę </text:span><text:span text:style-name="T7">/var/lib/postgresql/data/pgdata </text:span><text:span text:style-name="T8">?</text:span></text:p>
      <text:p text:style-name="P21">Z dokumentacji się dowiadujemy się z dokumentacji, nie zgadujemy</text:p>
      <text:p text:style-name="P21"/>
      <text:p text:style-name="P21">na forach piszą żeby dodać jeszcze sibPath i name</text:p>
      <text:p text:style-name="P12"><text:span text:style-name="T2">volumeMounts</text:span>:</text:p>
      <text:p text:style-name="P6"><text:soft-page-break/><text:s text:c="2"/>- <text:span text:style-name="T2">mountPath</text:span>: <text:span text:style-name="T4">/var/lib/postgresql/data/pgdata</text:span></text:p>
      <text:p text:style-name="P6"><text:span text:style-name="T2"><text:s text:c="6"/>subPath</text:span>: <text:span text:style-name="T4">postgres</text:span></text:p>
      <text:p text:style-name="P6"><text:span text:style-name="T2"><text:s text:c="6"/>name</text:span>: <text:span text:style-name="T4">postgresvolume</text:span></text:p>
      <text:p text:style-name="P21"/>
      <text:p text:style-name="P21"/>
      <text:p text:style-name="P21">jeżeli dla bazy zrobię replicas: 3, to będę mieć trzy kopie bazy danych; to daje trzy oddzielne instancje <text:span text:style-name="T11">bazy (np. </text:span>postgresa<text:span text:style-name="T11">)</text:span>, które by chciały uzyskać dostęp do tego samego dysku i byśmy mieli katastrofę</text:p>
      <text:p text:style-name="P23">dla baz nie może być inna wartość dla replicas niż 1!!!</text:p>
      <text:p text:style-name="P21"/>
      <text:p text:style-name="P12"><text:span text:style-name="T2">replicas</text:span>: <text:span text:style-name="T9">1</text:span></text:p>
      <text:p text:style-name="P6"><text:span text:style-name="T2">selector</text:span>:</text:p>
      <text:p text:style-name="P6"><text:span text:style-name="T2"><text:s text:c="2"/>matchLabels</text:span>:</text:p>
      <text:p text:style-name="P6"><text:span text:style-name="T2"><text:s text:c="4"/>type</text:span>: <text:span text:style-name="T4">db</text:span></text:p>
      <text:p text:style-name="P6"><text:span text:style-name="T2"><text:s text:c="4"/>app</text:span>: <text:span text:style-name="T4">my-postgres</text:span></text:p>
      <text:p text:style-name="P13"/>
      <text:p text:style-name="P26"/>
      <text:p text:style-name="P24">postgres-secret.yml</text:p>
      <text:p text:style-name="P26">co w świecie kubenetesowym oznaczają secrety???</text:p>
      <text:p text:style-name="P26">coś co tak naprawdę nie jest secretem</text:p>
      <text:p text:style-name="P26">base64 - zmiana znaków binarnych do kodu ASCII 64 znakowego</text:p>
      <text:p text:style-name="P26">tu nic nie jest ukryte, to jest dwukierunkowa funkcja, przepis jest deterministyczny</text:p>
      <text:p text:style-name="P26">wygoda jest taka, że zmienia dowolne dane na ASCI</text:p>
      <text:p text:style-name="P26"/>
      <text:p text:style-name="P26">&gt; echo "Hello" | base64</text:p>
      <text:p text:style-name="P26">SGVsbG8K</text:p>
      <text:p text:style-name="P26"/>
      <text:p text:style-name="P26">&gt; echo "SGVsbG8K" | base64 --decode</text:p>
      <text:p text:style-name="P26">Hello</text:p>
      <text:p text:style-name="P26"/>
      <text:p text:style-name="P26">I to jest seceret w kubernetesie</text:p>
      <text:p text:style-name="P26"/>
      <text:p text:style-name="P35"/>
      <text:p text:style-name="P29">config map do przechowywania parametrów konfiguracyjnych</text:p>
      <text:p text:style-name="P29"/>
      <text:p text:style-name="P29">Różnica między apply a create</text:p>
      <text:p text:style-name="P29"/>
      <text:p text:style-name="P29">impereatywny:</text:p>
      <text:p text:style-name="P29">create deployment</text:p>
      <text:p text:style-name="P29">delete deployment</text:p>
      <text:p text:style-name="P29"/>
      <text:p text:style-name="P29">czasem mamy niespójność między stanem klastra a tym co zapisaliśmy w plikach</text:p>
      <text:p text:style-name="P29"/>
      <text:p text:style-name="P29">deklaratywny: zmiana, apply → zastosuj zmiany w deploymenctcie (ale nie w deploymentcie do bazy danych, tam tego nie możemy robić), apply robi nanieś zmiany; niestety nie wszystkie zmiany w PODzie mogę za pomocą apply nanosić: dodanie zmiennej środowiskowej nie powinno być porblemem, nie można zmzienić nazwy, image’a nie można zmienić, jeżeli apply nie działa to trzeba usunąć i utworzyć na nowo, dla miękkich zmian można appply, dla większych trzeba ubić; jeśli nie ma PODa, to apply zadziałą jako create, apply z liczbą replica na 0 (replicas: 0) zadziała jak usunięcie deploymentu; warto na co dzień korzystać ze stylu deklaratywnego</text:p>
      <text:p text:style-name="P29">zamiast imperatywnie: zmiana, delete, create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08:32:02.314819143</meta:creation-date>
    <meta:generator>LibreOffice/6.0.7.3$Linux_X86_64 LibreOffice_project/00m0$Build-3</meta:generator>
    <dc:date>2020-06-21T02:51:14.436019291</dc:date>
    <meta:editing-duration>PT6H3M59S</meta:editing-duration>
    <meta:editing-cycles>5</meta:editing-cycles>
    <meta:document-statistic meta:table-count="0" meta:image-count="0" meta:object-count="0" meta:page-count="4" meta:paragraph-count="108" meta:word-count="909" meta:character-count="6417" meta:non-whitespace-character-count="5572"/>
  </office:meta>
</office:document-meta>
</file>